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040000012D28B92299.svm" manifest:media-type=""/>
  <manifest:file-entry manifest:full-path="Pictures/20000001000001C10000013114D08964.svm" manifest:media-type=""/>
  <manifest:file-entry manifest:full-path="Pictures/20000001000001BC0000013180CA14ED.svm" manifest:media-type=""/>
  <manifest:file-entry manifest:full-path="Pictures/20000001000001B800000135A314587A.svm" manifest:media-type=""/>
  <manifest:file-entry manifest:full-path="Pictures/20000001000001B8000001310E3B1D53.svm" manifest:media-type=""/>
  <manifest:file-entry manifest:full-path="Pictures/20000001000001B000000129C1E76D42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2690000013145689BC3.svm" manifest:media-type=""/>
  <manifest:file-entry manifest:full-path="Pictures/20000001000001B00000012D6746B6E6.svm" manifest:media-type=""/>
  <manifest:file-entry manifest:full-path="Pictures/2000000100000124000000D8A19DD694.svm" manifest:media-type=""/>
  <manifest:file-entry manifest:full-path="Pictures/20000001000001D100000129A37F3893.svm" manifest:media-type=""/>
  <manifest:file-entry manifest:full-path="Pictures/2000000100000118000000D851DC808A.svm" manifest:media-type=""/>
  <manifest:file-entry manifest:full-path="Pictures/20000001000001CD0000012DBE74C9DE.svm" manifest:media-type=""/>
  <manifest:file-entry manifest:full-path="Pictures/200000020000033D0000021CD36E9D6F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style:font-name="Jameel Noori Nastaleeq"/>
    </style:style>
    <style:style style:name="P6" style:family="paragraph">
      <style:text-properties style:font-name="Jameel Noori Nastaleeq" fo:font-size="12pt" style:font-size-asian="12pt" style:font-name-complex="XB Tabriz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17cm" svg:height="7.111cm" svg:x="0.872cm" svg:y="0.393cm">
          <draw:image xlink:href="Pictures/200000020000033D0000021CD36E9D6F.eps" xlink:type="simple" xlink:show="embed" xlink:actuate="onLoad">
            <text:p/>
          </draw:image>
        </draw:frame>
        <draw:frame draw:style-name="gr2" draw:layer="layout" svg:width="0.68cm" svg:height="0.529cm" svg:x="8.714cm" svg:y="2.5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1" xml:id="id2" draw:id="id2" draw:layer="layout" svg:width="1.777cm" svg:height="3.364cm" svg:x="0.321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871cm" svg:height="2.967cm" svg:x="3.818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" draw:id="id1" draw:layer="layout" svg:width="1.912cm" svg:height="0.848cm" svg:x="0.706cm" svg:y="4.307cm">
          <draw:text-box>
            <text:p text:style-name="P2"><text:span text:style-name="T1">نظر انداز کریں</text:span></text:p>
          </draw:text-box>
        </draw:frame>
        <draw:connector draw:style-name="gr5" draw:text-style-name="P4" draw:layer="layout" draw:type="curve" draw:line-skew="3.7cm -1.043cm" svg:x1="1.662cm" svg:y1="4.307cm" svg:x2="1.838cm" svg:y2="3.496cm" draw:start-shape="id1" draw:start-glue-point="0" draw:end-shape="id2" draw:end-glue-point="9" svg:d="M1662 4307c0-726 207-605 340-626s191-185-164-185" svg:viewBox="0 0 444 812">
          <text:p/>
        </draw:connector>
        <draw:connector draw:style-name="gr5" draw:text-style-name="P4" draw:layer="layout" draw:type="curve" draw:line-skew="0.422cm -1.29cm -0.135cm" svg:x1="1.662cm" svg:y1="4.307cm" svg:x2="4.754cm" svg:y2="3.742cm" draw:start-shape="id1" draw:start-glue-point="0" draw:end-shape="id3" draw:end-glue-point="8" svg:d="M1662 4307c0-117 265-77 265-138 0-60 2827 122 2827-427" svg:viewBox="0 0 3093 566">
          <text:p/>
        </draw:connector>
        <draw:frame draw:style-name="gr4" draw:text-style-name="P6" draw:layer="layout" svg:width="0.869cm" svg:height="0.916cm" svg:x="10.443cm" svg:y="3.346cm">
          <draw:text-box>
            <text:p text:style-name="P5"><text:span text:style-name="T2">(</text:span><text:span text:style-name="T2">ا</text:span><text:span text:style-name="T2">)</text:span></text:p>
          </draw:text-box>
        </draw:frame>
        <draw:frame draw:style-name="gr4" draw:text-style-name="P6" draw:layer="layout" svg:width="1.132cm" svg:height="0.916cm" svg:x="5.18cm" svg:y="3.346cm">
          <draw:text-box>
            <text:p text:style-name="P5"><text:span text:style-name="T2">(</text:span><text:span text:style-name="T2">ب</text:span><text:span text:style-name="T2">)</text:span></text:p>
          </draw:text-box>
        </draw:frame>
        <draw:frame draw:style-name="gr4" draw:text-style-name="P6" draw:layer="layout" svg:width="1.132cm" svg:height="0.916cm" svg:x="10.311cm" svg:y="6.371cm">
          <draw:text-box>
            <text:p text:style-name="P5"><text:span text:style-name="T2">(</text:span><text:span text:style-name="T2">پ</text:span><text:span text:style-name="T2">)</text:span></text:p>
          </draw:text-box>
        </draw:frame>
        <draw:frame draw:style-name="gr4" draw:text-style-name="P6" draw:layer="layout" svg:width="1.132cm" svg:height="0.916cm" svg:x="5.18cm" svg:y="6.371cm">
          <draw:text-box>
            <text:p text:style-name="P5"><text:span text:style-name="T2">(</text:span><text:span text:style-name="T2">ت</text:span><text:span text:style-name="T2">)</text:span></text:p>
          </draw:text-box>
        </draw:frame>
        <draw:frame draw:style-name="gr6" draw:text-style-name="P1" draw:layer="layout" svg:width="0.335cm" svg:height="0.258cm" svg:x="0.436cm" svg:y="2.545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517cm" svg:height="0.36cm" svg:x="1.301cm" svg:y="1.172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446cm" svg:height="0.355cm" svg:x="2.248cm" svg:y="2.612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2.235cm" svg:y="0.605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552cm" svg:height="0.36cm" svg:x="3.798cm" svg:y="0.565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57cm" svg:height="0.355cm" svg:x="2.955cm" svg:y="2.612cm">
          <draw:image xlink:href="Pictures/20000001000001D100000129A37F3893.svm" xlink:type="simple" xlink:show="embed" xlink:actuate="onLoad">
            <text:p/>
          </draw:image>
        </draw:frame>
        <draw:frame draw:style-name="gr12" draw:text-style-name="P1" draw:layer="layout" svg:width="0.517cm" svg:height="0.355cm" svg:x="4.928cm" svg:y="2.612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349cm" svg:height="0.258cm" svg:x="5.074cm" svg:y="1.121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739cm" svg:height="0.365cm" svg:x="6.07cm" svg:y="1.916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335cm" svg:height="0.258cm" svg:x="6.265cm" svg:y="2.56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517cm" svg:height="0.36cm" svg:x="7.13cm" svg:y="1.156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446cm" svg:height="0.355cm" svg:x="8.061cm" svg:y="2.678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8.049cm" svg:y="0.595cm">
          <draw:image xlink:href="Pictures/200000010000017D00000129E242AB27.svm" xlink:type="simple" xlink:show="embed" xlink:actuate="onLoad">
            <text:p/>
          </draw:image>
        </draw:frame>
        <draw:frame draw:style-name="gr15" draw:text-style-name="P1" draw:layer="layout" svg:width="0.527cm" svg:height="0.365cm" svg:x="7.983cm" svg:y="1.986cm">
          <draw:image xlink:href="Pictures/20000001000001B8000001310E3B1D53.svm" xlink:type="simple" xlink:show="embed" xlink:actuate="onLoad">
            <text:p/>
          </draw:image>
        </draw:frame>
        <draw:frame draw:style-name="gr16" draw:text-style-name="P1" draw:layer="layout" svg:width="0.527cm" svg:height="0.37cm" svg:x="9.664cm" svg:y="1.493cm">
          <draw:image xlink:href="Pictures/20000001000001B800000135A314587A.svm" xlink:type="simple" xlink:show="embed" xlink:actuate="onLoad">
            <text:p/>
          </draw:image>
        </draw:frame>
        <draw:frame draw:style-name="gr17" draw:text-style-name="P1" draw:layer="layout" svg:width="0.532cm" svg:height="0.365cm" svg:x="10.034cm" svg:y="2.227cm">
          <draw:image xlink:href="Pictures/20000001000001BC0000013180CA14ED.svm" xlink:type="simple" xlink:show="embed" xlink:actuate="onLoad">
            <text:p/>
          </draw:image>
        </draw:frame>
        <draw:frame draw:style-name="gr12" draw:text-style-name="P1" draw:layer="layout" svg:width="0.517cm" svg:height="0.355cm" svg:x="10.92cm" svg:y="2.678cm">
          <draw:image xlink:href="Pictures/20000001000001B000000129C1E76D42.svm" xlink:type="simple" xlink:show="embed" xlink:actuate="onLoad">
            <text:p/>
          </draw:image>
        </draw:frame>
        <draw:frame draw:style-name="gr14" draw:text-style-name="P1" draw:layer="layout" svg:width="0.739cm" svg:height="0.365cm" svg:x="11.867cm" svg:y="2.056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349cm" svg:height="0.258cm" svg:x="11.058cm" svg:y="1.128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552cm" svg:height="0.36cm" svg:x="9.596cm" svg:y="0.59cm">
          <draw:image xlink:href="Pictures/20000001000001CD0000012DBE74C9DE.svm" xlink:type="simple" xlink:show="embed" xlink:actuate="onLoad">
            <text:p/>
          </draw:image>
        </draw:frame>
        <draw:frame draw:style-name="gr8" draw:text-style-name="P1" draw:layer="layout" svg:width="0.446cm" svg:height="0.355cm" svg:x="6.687cm" svg:y="6.496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6.687cm" svg:y="4.519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552cm" svg:height="0.36cm" svg:x="8.639cm" svg:y="4.514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57cm" svg:height="0.355cm" svg:x="8.639cm" svg:y="6.496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739cm" svg:height="0.365cm" svg:x="9.798cm" svg:y="5.97cm">
          <draw:image xlink:href="Pictures/20000001000002690000013145689BC3.svm" xlink:type="simple" xlink:show="embed" xlink:actuate="onLoad">
            <text:p/>
          </draw:image>
        </draw:frame>
        <draw:frame draw:style-name="gr18" draw:text-style-name="P1" draw:layer="layout" svg:width="0.538cm" svg:height="0.365cm" svg:x="1.588cm" svg:y="6.133cm">
          <draw:image xlink:href="Pictures/20000001000001C10000013114D08964.svm" xlink:type="simple" xlink:show="embed" xlink:actuate="onLoad">
            <text:p/>
          </draw:image>
        </draw:frame>
        <draw:frame draw:style-name="gr19" draw:text-style-name="P1" draw:layer="layout" svg:width="0.618cm" svg:height="0.36cm" svg:x="2.823cm" svg:y="5.7cm">
          <draw:image xlink:href="Pictures/20000001000002040000012D28B92299.svm" xlink:type="simple" xlink:show="embed" xlink:actuate="onLoad">
            <text:p/>
          </draw:image>
        </draw:frame>
        <draw:frame draw:style-name="gr10" draw:text-style-name="P1" draw:layer="layout" svg:width="0.552cm" svg:height="0.36cm" svg:x="3.454cm" svg:y="4.44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57cm" svg:height="0.355cm" svg:x="3.454cm" svg:y="6.294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739cm" svg:height="0.365cm" svg:x="5.14cm" svg:y="5.895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54:35.873454472</dc:date>
    <meta:editing-duration>PT9M23S</meta:editing-duration>
    <meta:editing-cycles>4</meta:editing-cycles>
    <meta:generator>LibreOffice/4.2.8.2$Linux_x86 LibreOffice_project/420m0$Build-2</meta:generator>
    <meta:document-statistic meta:object-count="41"/>
  </office:meta>
</office:document-meta>
</file>

<file path=Object 6/content.xml><?xml version="1.0" encoding="utf-8"?>
<math xmlns="http://www.w3.org/1998/Math/MathML">
  <semantics>
    <msub>
      <mi>R</mi>
      <mi>E</mi>
    </msub>
    <annotation encoding="StarMath 5.0">R_E</annotation>
  </semantics>
</math>
</file>